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200000008F1B331FE7CACA50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/>
    <style:font-face style:name="Segoe UI Light" svg:font-family="'Segoe UI Light'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 Light1" svg:font-family="'Segoe UI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8cm" fo:min-width="5.637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14" style:family="graphic" style:parent-style-name="objectwithoutfill">
      <style:graphic-properties svg:stroke-color="#ffa6a6" draw:fill="none" draw:textarea-vertical-align="middle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18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18cm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Обычный-title">
      <style:graphic-properties fo:min-height="2cm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1.429cm"/>
      <style:paragraph-properties style:writing-mode="lr-tb"/>
    </style:style>
    <style:style style:name="pr4" style:family="presentation" style:parent-style-name="Обычный_20_1-title">
      <style:graphic-properties draw:auto-grow-height="true" fo:min-height="2.486cm"/>
      <style:paragraph-properties style:writing-mode="lr-tb"/>
    </style:style>
    <style:style style:name="pr5" style:family="presentation" style:parent-style-name="Обычный_20_1-notes">
      <style:graphic-properties draw:fill-color="#ffffff" draw:auto-grow-height="true" fo:min-height="11.429cm"/>
      <style:paragraph-properties style:writing-mode="lr-tb"/>
    </style:style>
    <style:style style:name="P1" style:family="paragraph">
      <style:text-properties fo:color="#ffffff" loext:opacity="100%" fo:font-size="32pt" style:font-size-asian="28pt" style:font-size-complex="28pt"/>
    </style:style>
    <style:style style:name="P2" style:family="paragraph">
      <loext:graphic-properties draw:fill="none" draw:fill-color="#ffffff"/>
      <style:text-properties fo:color="#ffffff" loext:opacity="100%" fo:font-size="32pt" fo:background-color="#ffff00" style:font-size-asian="28pt" style:font-size-complex="28pt"/>
    </style:style>
    <style:style style:name="P3" style:family="paragraph">
      <style:paragraph-properties fo:margin-top="0.247cm" fo:margin-bottom="0cm" fo:line-height="100%" fo:text-align="center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top="0.247cm" fo:margin-bottom="0cm" fo:line-height="100%" fo:text-align="center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/>
      <style:text-properties fo:font-size="36pt"/>
    </style:style>
    <style:style style:name="P12" style:family="paragraph">
      <style:text-properties fo:font-size="16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14" style:family="paragraph">
      <loext:graphic-properties draw:fill="none" draw:fill-color="#ffffff"/>
      <style:text-properties fo:font-size="16pt"/>
    </style:style>
    <style:style style:name="P15" style:family="paragraph">
      <style:text-properties fo:font-size="14pt"/>
    </style:style>
    <style:style style:name="P16" style:family="paragraph">
      <loext:graphic-properties draw:fill="none" draw:fill-color="#ffffff"/>
      <style:text-properties fo:font-size="14pt"/>
    </style:style>
    <style:style style:name="P17" style:family="paragraph">
      <loext:graphic-properties draw:fill-color="#ffffff"/>
    </style:style>
    <style:style style:name="P18" style:family="paragraph">
      <style:text-properties fo:font-size="13pt"/>
    </style:style>
    <style:style style:name="P19" style:family="paragraph">
      <loext:graphic-properties draw:fill="none" draw:fill-color="#ffffff"/>
      <style:text-properties fo:font-size="13pt"/>
    </style:style>
    <style:style style:name="P20" style:family="paragraph">
      <style:text-properties fo:font-size="24pt"/>
    </style:style>
    <style:style style:name="P21" style:family="paragraph">
      <loext:graphic-properties draw:fill="none" draw:fill-color="#ffffff"/>
      <style:text-properties fo:font-size="24pt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size="13pt"/>
    </style:style>
    <style:style style:name="P23" style:family="paragraph">
      <style:text-properties fo:font-size="15pt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15pt"/>
    </style:style>
    <style:style style:name="P25" style:family="paragraph">
      <loext:graphic-properties draw:fill="none" draw:fill-color="#ffffff"/>
      <style:text-properties fo:font-size="15pt"/>
    </style:style>
    <style:style style:name="P26" style:family="paragraph">
      <style:text-properties fo:font-size="12pt"/>
    </style:style>
    <style:style style:name="P27" style:family="paragraph">
      <loext:graphic-properties draw:fill="none" draw:fill-color="#ffffff"/>
      <style:text-properties fo:font-size="12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1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/>
    </style:style>
    <style:style style:name="T1" style:family="text">
      <style:text-properties style:font-size-asian="28pt" style:font-size-complex="28pt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Segoe UI Light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30% 58%" style:font-name="Segoe UI Light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8000" loext:opacity="100%"/>
    </style:style>
    <style:style style:name="T8" style:family="text">
      <style:text-properties fo:color="#000000" loext:opacity="100%"/>
    </style:style>
    <style:style style:name="T9" style:family="text">
      <style:text-properties fo:color="#0000ff" loext:opacity="100%"/>
    </style:style>
    <style:style style:name="T10" style:family="text">
      <style:text-properties fo:color="#408080" loext:opacity="100%"/>
    </style:style>
    <style:style style:name="T11" style:family="text">
      <style:text-properties fo:color="#666666" loext:opacity="100%"/>
    </style:style>
    <style:style style:name="T12" style:family="text">
      <style:text-properties fo:color="#b00040" loext:opacity="100%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3pt"/>
    </style:style>
    <style:style style:name="T15" style:family="text">
      <style:text-properties fo:color="#008000" loext:opacity="100%" fo:font-size="15pt"/>
    </style:style>
    <style:style style:name="T16" style:family="text">
      <style:text-properties fo:color="#000000" loext:opacity="100%" fo:font-size="15pt"/>
    </style:style>
    <style:style style:name="T17" style:family="text">
      <style:text-properties fo:color="#0000ff" loext:opacity="100%" fo:font-size="15pt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b0004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666666" loext:opacity="100%" fo:font-size="15pt"/>
    </style:style>
    <style:style style:name="T22" style:family="text">
      <style:text-properties fo:color="#408080" loext:opacity="100%" fo:font-size="15pt"/>
    </style:style>
    <style:style style:name="T23" style:family="text">
      <style:text-properties fo:font-size="13pt" style:font-size-asian="18pt" style:font-size-complex="18pt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size-asian="18pt" style:font-size-complex="18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2pt" style:font-size-asian="18pt" style:font-size-complex="18pt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b0004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fo:font-size="12pt"/>
    </style:style>
    <style:style style:name="T33" style:family="text">
      <style:text-properties fo:color="#408080" loext:opacity="100%" fo:font-size="12pt"/>
    </style:style>
    <style:style style:name="T34" style:family="text">
      <style:text-properties fo:color="#0000ff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style-name="gr1" draw:text-style-name="P2" draw:layer="layout" svg:width="25cm" svg:height="2.783cm" svg:x="0cm" svg:y="0.217cm">
          <draw:text-box>
            <text:p text:style-name="P1"><text:span text:style-name="T1">SOLID, DRY и прочие непонятные сочетания букв</text:span></text:p>
          </draw:text-box>
        </draw:frame>
        <draw:custom-shape draw:name="Date Placeholder 27" draw:style-name="gr2" draw:text-style-name="P4" draw:layer="layout" svg:width="6.136cm" svg:height="1.427cm" svg:x="0cm" svg:y="12.643cm">
          <text:p text:style-name="P3"><text:span text:style-name="T2">November 6</text:span><text:span text:style-name="T3">th</text:span><text:span text:style-name="T2"> 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2" draw:text-style-name="P6" draw:layer="layout" svg:width="21.4cm" svg:height="2cm" svg:x="4cm" svg:y="3.5cm" presentation:class="title" presentation:user-transformed="true">
          <draw:text-box>
            <text:p text:style-name="P6">SOLID</text:p>
          </draw:text-box>
        </draw:frame>
        <presentation:notes draw:style-name="dp3">
          <draw:page-thumbnail draw:style-name="gr3" draw:layer="layout" svg:width="16.931cm" svg:height="9.524cm" svg:x="1.059cm" svg:y="1.93cm" draw:page-number="2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25.4cm" svg:height="2.486cm" svg:x="0.5cm" svg:y="0cm" presentation:class="title" presentation:user-transformed="true">
          <draw:text-box>
            <text:p text:style-name="P6">Общие сведения</text:p>
          </draw:text-box>
        </draw:frame>
        <draw:frame draw:style-name="gr4" draw:text-style-name="P9" draw:layer="layout" svg:width="24cm" svg:height="1.673cm" svg:x="0.5cm" svg:y="3.327cm">
          <draw:text-box>
            <text:p text:style-name="P8"><text:span text:style-name="T4">SOLID</text:span><text:span text:style-name="T5"> — мнемонический акроним для 5 основных принципов объектно-ориентированного программирования и проектирования.</text:span></text:p>
          </draw:text-box>
        </draw:frame>
        <draw:frame draw:style-name="gr5" draw:text-style-name="P10" draw:layer="layout" svg:width="21cm" svg:height="1.673cm" svg:x="1.5cm" svg:y="5.038cm">
          <draw:text-box>
            <text:p><text:span text:style-name="T6">S</text:span> — Принцип единственной ответственности (<text:span text:style-name="T6">single reponsibility principle</text:span>)</text:p>
          </draw:text-box>
        </draw:frame>
        <draw:frame draw:style-name="gr5" draw:text-style-name="P10" draw:layer="layout" svg:width="21cm" svg:height="0.962cm" svg:x="1.5cm" svg:y="6.711cm">
          <draw:text-box>
            <text:p><text:span text:style-name="T6">O</text:span> — Принцип открытости/закрытости (<text:span text:style-name="T6">open–closed principle</text:span>)</text:p>
          </draw:text-box>
        </draw:frame>
        <draw:frame draw:style-name="gr5" draw:text-style-name="P10" draw:layer="layout" svg:width="21cm" svg:height="0.962cm" svg:x="1.5cm" svg:y="7.673cm">
          <draw:text-box>
            <text:p><text:span text:style-name="T6">L</text:span> — Принцип подстановки Лисков (<text:span text:style-name="T6">Liskov substitution principle</text:span>)</text:p>
          </draw:text-box>
        </draw:frame>
        <draw:frame draw:style-name="gr5" draw:text-style-name="P10" draw:layer="layout" svg:width="21cm" svg:height="1.673cm" svg:x="1.5cm" svg:y="8.635cm">
          <draw:text-box>
            <text:p><text:span text:style-name="T6">I</text:span> — Принцип разделения интерфейса (<text:span text:style-name="T6">interface segregation principle</text:span>)</text:p>
          </draw:text-box>
        </draw:frame>
        <draw:frame draw:style-name="gr5" draw:text-style-name="P10" draw:layer="layout" svg:width="21cm" svg:height="1.673cm" svg:x="1.5cm" svg:y="10.327cm">
          <draw:text-box>
            <text:p><text:span text:style-name="T6">D </text:span>— Принцип инверсии зависимостей (<text:span text:style-name="T6">dependency inversion principle</text:span>)</text:p>
          </draw:text-box>
        </draw:frame>
        <presentation:notes draw:style-name="dp3">
          <draw:page-thumbnail draw:style-name="gr3" draw:layer="layout" svg:width="16.931cm" svg:height="9.524cm" svg:x="1.059cm" svg:y="1.93cm" draw:page-number="3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Обычный_20_1" presentation:presentation-page-layout-name="AL2T1">
        <office:forms form:automatic-focus="false" form:apply-design-mode="false"/>
        <draw:frame presentation:style-name="pr4" draw:text-style-name="P11" draw:layer="layout" svg:width="25.4cm" svg:height="2.486cm" svg:x="0.5cm" svg:y="0.014cm" presentation:class="title" presentation:user-transformed="true">
          <draw:text-box>
            <text:p text:style-name="P11">Принцип единственной ответственности</text:p>
          </draw:text-box>
        </draw:frame>
        <draw:frame draw:style-name="gr4" draw:text-style-name="P9" draw:layer="layout" svg:width="24cm" svg:height="3.806cm" svg:x="0.5cm" svg:y="3.327cm">
          <draw:text-box>
            <text:p text:style-name="P8"><text:span text:style-name="T4">Принцип единственной ответственности</text:span><text:span text:style-name="T5"> — принцип ООП, обозначающий, что каждый объект должен иметь одну ответственность и эта ответственность должна быть полностью внедрена в класс.</text:span></text:p>
            <text:p text:style-name="P8"><text:span text:style-name="T5">Все его поведения должны быть направлены исключительно на обеспечение этой ответственности.</text:span></text:p>
          </draw:text-box>
        </draw:frame>
        <draw:frame draw:style-name="gr5" draw:text-style-name="P10" draw:layer="layout" svg:width="23cm" svg:height="2.384cm" svg:x="0.5cm" svg:y="7.5cm">
          <draw:text-box>
            <text:p>Роберт Мартин, сформулировавший SOLID, определяет ответственность как причину изменения и заключает, что классы должны иметь одну и только одну причину для изменений.</text:p>
          </draw:text-box>
        </draw:frame>
        <presentation:notes draw:style-name="dp3">
          <draw:page-thumbnail draw:style-name="gr3" draw:layer="layout" svg:width="16.931cm" svg:height="9.524cm" svg:x="1.059cm" svg:y="1.93cm" draw:page-number="4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Обычный_20_1" presentation:presentation-page-layout-name="AL2T1">
        <office:forms form:automatic-focus="false" form:apply-design-mode="false"/>
        <draw:frame presentation:style-name="pr4" draw:text-style-name="P11" draw:layer="layout" svg:width="25.4cm" svg:height="2.486cm" svg:x="0.5cm" svg:y="0.014cm" presentation:class="title" presentation:user-transformed="true">
          <draw:text-box>
            <text:p text:style-name="P11">Пример</text:p>
          </draw:text-box>
        </draw:frame>
        <draw:frame draw:style-name="gr6" draw:text-style-name="P14" draw:layer="layout" svg:width="24cm" svg:height="11cm" svg:x="0.5cm" svg:y="3cm">
          <draw:text-box>
            <text:p text:style-name="P12"><text:span text:style-name="T7">class</text:span><text:span text:style-name="T8"> </text:span><text:span text:style-name="T9">SpaceStation</text:span><text:span text:style-name="T8"> {</text:span></text:p>
            <text:p text:style-name="P12"><text:span text:style-name="T8"><text:tab/></text:span><text:span text:style-name="T10">// …</text:span></text:p>
            <text:p text:style-name="P12"><text:span text:style-name="T7">public</text:span><text:span text:style-name="T11">:</text:span></text:p>
            <text:p text:style-name="P12"><text:span text:style-name="T8"><text:tab/></text:span><text:span text:style-name="T8">SpaceStation();</text:span></text:p>
            <text:p text:style-name="P12"><text:span text:style-name="T8"><text:tab/></text:span></text:p>
            <text:p text:style-name="P12"><text:span text:style-name="T8"><text:tab/></text:span><text:span text:style-name="T12">void</text:span><text:span text:style-name="T8"> </text:span><text:span text:style-name="T9">run_sensors</text:span><text:span text:style-name="T8">();</text:span></text:p>
            <text:p text:style-name="P12"><text:span text:style-name="T8"><text:tab/></text:span></text:p>
            <text:p text:style-name="P12"><text:span text:style-name="T8"><text:tab/></text:span><text:span text:style-name="T12">void</text:span><text:span text:style-name="T8"> </text:span><text:span text:style-name="T9">load_supplies</text:span><text:span text:style-name="T8">(SupplyType type, </text:span><text:span text:style-name="T12">double</text:span><text:span text:style-name="T8"> quantity);</text:span></text:p>
            <text:p text:style-name="P13"><text:span text:style-name="T8"><text:tab/></text:span><text:span text:style-name="T12">void</text:span><text:span text:style-name="T8"> </text:span><text:span text:style-name="T9">use_supplies</text:span><text:span text:style-name="T8">(SupplyType type, </text:span><text:span text:style-name="T12">double</text:span><text:span text:style-name="T8"> quantity);</text:span></text:p>
            <text:p text:style-name="P13"><text:span text:style-name="T8"><text:tab/></text:span><text:span text:style-name="T12">void</text:span><text:span text:style-name="T8"> </text:span><text:span text:style-name="T9">report_supplies</text:span><text:span text:style-name="T8">();</text:span></text:p>
            <text:p text:style-name="P12"><text:span text:style-name="T8"/></text:p>
            <text:p text:style-name="P12"><text:span text:style-name="T8"><text:tab/></text:span><text:span text:style-name="T12">void</text:span><text:span text:style-name="T8"> </text:span><text:span text:style-name="T9">load_fuel</text:span><text:span text:style-name="T8">(</text:span><text:span text:style-name="T12">double</text:span><text:span text:style-name="T8"> quantity);</text:span></text:p>
            <text:p text:style-name="P12"><text:span text:style-name="T8"><text:tab/></text:span><text:span text:style-name="T12">void</text:span><text:span text:style-name="T8"> </text:span><text:span text:style-name="T9">report_fuel</text:span><text:span text:style-name="T8">();</text:span></text:p>
            <text:p text:style-name="P12"><text:span text:style-name="T8"/></text:p>
            <text:p text:style-name="P12"><text:span text:style-name="T8"><text:tab/></text:span><text:span text:style-name="T12">void</text:span><text:span text:style-name="T8"> </text:span><text:span text:style-name="T9">activate_thrusters</text:span><text:span text:style-name="T8">();</text:span></text:p>
            <text:p text:style-name="P12"><text:span text:style-name="T8">};</text:span></text:p>
          </draw:text-box>
        </draw:frame>
        <presentation:notes draw:style-name="dp3">
          <draw:page-thumbnail draw:style-name="gr3" draw:layer="layout" svg:width="16.931cm" svg:height="9.524cm" svg:x="1.059cm" svg:y="1.93cm" draw:page-number="5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Обычный_20_1" presentation:presentation-page-layout-name="AL2T1">
        <office:forms form:automatic-focus="false" form:apply-design-mode="false"/>
        <draw:frame presentation:style-name="pr4" draw:text-style-name="P11" draw:layer="layout" svg:width="25.4cm" svg:height="2.486cm" svg:x="0.5cm" svg:y="0.014cm" presentation:class="title" presentation:user-transformed="true">
          <draw:text-box>
            <text:p text:style-name="P11">Пример</text:p>
          </draw:text-box>
        </draw:frame>
        <draw:frame draw:style-name="gr6" draw:text-style-name="P16" draw:layer="layout" svg:width="24cm" svg:height="11cm" svg:x="0.5cm" svg:y="3cm">
          <draw:text-box>
            <text:p text:style-name="P15"><text:span text:style-name="T7">class</text:span><text:span text:style-name="T8"> </text:span><text:span text:style-name="T9">SpaceStation</text:span><text:span text:style-name="T8"> {</text:span></text:p>
            <text:p text:style-name="P15"><text:span text:style-name="T8"><text:tab/></text:span><text:span text:style-name="T8">Sensors sensors; SupplyHold supply_hold; FuelTank fuel_tank; Thrusters thrusters;</text:span></text:p>
            <text:p text:style-name="P15"><text:span text:style-name="T7">public</text:span><text:span text:style-name="T11">:</text:span></text:p>
            <text:p text:style-name="P15"><text:span text:style-name="T8"><text:tab/></text:span><text:span text:style-name="T8">SpaceStation();</text:span></text:p>
            <text:p text:style-name="P15"><text:span text:style-name="T8">};</text:span></text:p>
            <text:p text:style-name="P15"><text:span text:style-name="T8"/></text:p>
            <text:p text:style-name="P15"><text:span text:style-name="T7">class</text:span><text:span text:style-name="T8"> </text:span><text:span text:style-name="T9">Sensors</text:span><text:span text:style-name="T8"> {</text:span></text:p>
            <text:p text:style-name="P15"><text:span text:style-name="T8"><text:tab/></text:span><text:span text:style-name="T10">// ...</text:span></text:p>
            <text:p text:style-name="P15"><text:span text:style-name="T7">public</text:span><text:span text:style-name="T11">:</text:span></text:p>
            <text:p text:style-name="P15"><text:span text:style-name="T8"><text:tab/></text:span><text:span text:style-name="T12">void</text:span><text:span text:style-name="T8"> </text:span><text:span text:style-name="T9">runSensors</text:span><text:span text:style-name="T8">();</text:span></text:p>
            <text:p text:style-name="P15"><text:span text:style-name="T8">};</text:span></text:p>
            <text:p text:style-name="P15"><text:span text:style-name="T8"/></text:p>
            <text:p text:style-name="P15"><text:span text:style-name="T7">class</text:span><text:span text:style-name="T8"> </text:span><text:span text:style-name="T9">SupplyHold</text:span><text:span text:style-name="T8"> {</text:span></text:p>
            <text:p text:style-name="P15"><text:span text:style-name="T8"><text:tab/></text:span><text:span text:style-name="T10">// …</text:span></text:p>
            <text:p text:style-name="P15"><text:span text:style-name="T7">public</text:span><text:span text:style-name="T11">:</text:span></text:p>
            <text:p text:style-name="P15"><text:span text:style-name="T8"><text:tab/></text:span><text:span text:style-name="T12">void</text:span><text:span text:style-name="T8"> </text:span><text:span text:style-name="T9">load_supplies</text:span><text:span text:style-name="T8">(SupplyType type, </text:span><text:span text:style-name="T12">double</text:span><text:span text:style-name="T8"> quantity);</text:span></text:p>
            <text:p text:style-name="P15"><text:span text:style-name="T8"><text:tab/></text:span><text:span text:style-name="T12">void</text:span><text:span text:style-name="T8"> </text:span><text:span text:style-name="T9">use_supplies</text:span><text:span text:style-name="T8">(SupplyType type, </text:span><text:span text:style-name="T12">double</text:span><text:span text:style-name="T8"> quantity);</text:span></text:p>
            <text:p text:style-name="P15"><text:span text:style-name="T8"><text:tab/></text:span><text:span text:style-name="T12">void</text:span><text:span text:style-name="T8"> </text:span><text:span text:style-name="T9">report_supplies</text:span><text:span text:style-name="T8">();</text:span></text:p>
            <text:p text:style-name="P15"><text:span text:style-name="T8">};</text:span></text:p>
          </draw:text-box>
        </draw:frame>
        <presentation:notes draw:style-name="dp3">
          <draw:page-thumbnail draw:style-name="gr3" draw:layer="layout" svg:width="16.931cm" svg:height="9.524cm" svg:x="1.059cm" svg:y="1.93cm" draw:page-number="6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2" draw:text-style-name="P6" draw:layer="layout" svg:width="21.4cm" svg:height="2cm" svg:x="4cm" svg:y="3.5cm" presentation:class="title" presentation:user-transformed="true">
          <draw:text-box>
            <text:p text:style-name="P6">KISS</text:p>
          </draw:text-box>
        </draw:frame>
        <presentation:notes draw:style-name="dp2">
          <draw:page-thumbnail draw:style-name="gr3" draw:layer="layout" svg:width="16.931cm" svg:height="9.524cm" svg:x="1.059cm" svg:y="1.93cm" draw:page-number="7" presentation:class="page"/>
          <draw:frame presentation:style-name="pr3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25.4cm" svg:height="2.486cm" svg:x="0cm" svg:y="0.014cm" presentation:class="title" presentation:user-transformed="true">
          <draw:text-box>
            <text:p text:style-name="P6">Идея</text:p>
          </draw:text-box>
        </draw:frame>
        <draw:frame draw:style-name="gr7" draw:text-style-name="P10" draw:layer="layout" svg:width="24cm" svg:height="10.673cm" svg:x="0.5cm" svg:y="3.327cm">
          <draw:text-box>
            <text:p>Основная идея, лежащая в основе KISS (keep it simple stupid, keep it short and simple) — запрет использования более сложных средств, чем необходимо.</text:p>
            <text:p/>
            <text:p>Основная ценность — <text:span text:style-name="T6">простота</text:span>. </text:p>
          </draw:text-box>
        </draw:frame>
        <presentation:notes draw:style-name="dp2">
          <draw:page-thumbnail draw:style-name="gr3" draw:layer="layout" svg:width="16.931cm" svg:height="9.524cm" svg:x="1.059cm" svg:y="1.93cm" draw:page-number="8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25.4cm" svg:height="2.486cm" svg:x="0cm" svg:y="0.014cm" presentation:class="title" presentation:user-transformed="true">
          <draw:text-box>
            <text:p text:style-name="P6">Применение</text:p>
          </draw:text-box>
        </draw:frame>
        <draw:frame draw:style-name="gr8" draw:text-style-name="P10" draw:layer="layout" svg:width="24cm" svg:height="8.783cm" svg:x="0.5cm" svg:y="3.717cm">
          <draw:text-box>
            <text:p>1. Разбивайте задачи на подзадачи, которые не должны, по вашему мнению, длиться более 4-12 часов написания кода</text:p>
            <text:p/>
            <text:p>2. Разбивайте задачу на множество более маленьких задач, каждая задача должна решаться одним или парой классов</text:p>
            <text:p/>
            <text:p>3. Сохраняйте ваши классы и методы маленькими. Каждый метод должен состоять не более чем из 30-40 строк. Каждый метод должен решать одну маленькую задачу. Если в вашем методе множество условий, разбейте их на более мелкие методы. Это повысит читаемость, позволит легче поддерживать код и быстрее находить ошибки в нём.</text:p>
            <text:p/>
          </draw:text-box>
        </draw:frame>
        <presentation:notes draw:style-name="dp3">
          <draw:page-thumbnail draw:style-name="gr3" draw:layer="layout" svg:width="16.931cm" svg:height="9.524cm" svg:x="1.059cm" svg:y="1.93cm" draw:page-number="9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25.4cm" svg:height="2.486cm" svg:x="0cm" svg:y="0.014cm" presentation:class="title" presentation:user-transformed="true">
          <draw:text-box>
            <text:p text:style-name="P6">Применение</text:p>
          </draw:text-box>
        </draw:frame>
        <draw:frame draw:style-name="gr8" draw:text-style-name="P10" draw:layer="layout" svg:width="24cm" svg:height="9.494cm" svg:x="0.5cm" svg:y="3.717cm">
          <draw:text-box>
            <text:p>4. Сначала придумайте решение задачи, потом напишите код. Никогда не поступайте иначе. Многие разработчики придумывают решение задачи во время написания кода, и в этом нет ничего плохого. Вы можете делать так и при этом придерживаться выше обозначенного правила. И не бойтесь переписывать код ещё, ещё и ещё… В счёт не идёт число строк, до тех пор пока вы считаете, что можно ещё меньше/ещё лучше.</text:p>
            <text:p/>
            <text:p>5. Не бойтесь избавляться от кода. Изменение старого кода и написание нового решения — два важных момента. Если вы столкнулись с новыми требованиями, или не были оповещены о них ранее, тогда порой лучше придумать новое, более изящное решение, решающее и старые, и новые задачи.</text:p>
            <text:p/>
          </draw:text-box>
        </draw:frame>
        <presentation:notes draw:style-name="dp3">
          <draw:page-thumbnail draw:style-name="gr3" draw:layer="layout" svg:width="16.931cm" svg:height="9.524cm" svg:x="1.059cm" svg:y="1.93cm" draw:page-number="10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25.4cm" svg:height="2.486cm" svg:x="0cm" svg:y="0.014cm" presentation:class="title" presentation:user-transformed="true">
          <draw:text-box>
            <text:p text:style-name="P6">Пример</text:p>
          </draw:text-box>
        </draw:frame>
        <draw:frame draw:style-name="gr9" draw:text-style-name="P19" draw:layer="layout" svg:width="6cm" svg:height="1.474cm" svg:x="0.5cm" svg:y="3cm">
          <draw:text-box>
            <text:p xml:id="id1" text:id="id1" text:style-name="P18"><text:span text:style-name="T13">1. Калькулятор</text:span></text:p>
            <text:p text:style-name="P18"/>
          </draw:text-box>
        </draw:frame>
        <draw:frame draw:style-name="gr10" draw:text-style-name="P21" draw:layer="layout" svg:width="23.5cm" svg:height="3.083cm" svg:x="1cm" svg:y="4.5cm">
          <draw:text-box>
            <text:p xml:id="id2" text:id="id2" text:style-name="P20"><text:span text:style-name="T7">class</text:span><text:span text:style-name="T8"> </text:span><text:span text:style-name="T9">Calculator</text:span><text:span text:style-name="T8"> {</text:span></text:p>
            <text:p xml:id="id3" text:id="id3" text:style-name="P20"><text:span text:style-name="T8"><text:tab/></text:span><text:span text:style-name="T12">void</text:span><text:span text:style-name="T8"> </text:span><text:span text:style-name="T9">evaluate</text:span><text:span text:style-name="T8">(std</text:span><text:span text:style-name="T11">::</text:span><text:span text:style-name="T8">string expression); </text:span><text:span text:style-name="T10">// 300 строк кода</text:span></text:p>
            <text:p xml:id="id4" text:id="id4" text:style-name="P20"><text:span text:style-name="T8">}</text:span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6.931cm" svg:height="9.524cm" svg:x="1.059cm" svg:y="1.93cm" draw:page-number="11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25.4cm" svg:height="2.486cm" svg:x="0cm" svg:y="0.014cm" presentation:class="title" presentation:user-transformed="true">
          <draw:text-box>
            <text:p text:style-name="P6">Пример</text:p>
          </draw:text-box>
        </draw:frame>
        <draw:frame draw:style-name="gr11" draw:text-style-name="P19" draw:layer="layout" svg:width="17cm" svg:height="3cm" svg:x="0.5cm" svg:y="3cm">
          <draw:text-box>
            <text:p xml:id="id5" text:id="id5" text:style-name="P18"><text:span text:style-name="T13">1. Калькулятор</text:span></text:p>
            <text:p xml:id="id6" text:id="id6" text:style-name="P22"><text:span text:style-name="T14"><text:tab/></text:span><text:span text:style-name="T14">1.1 Лексер — преобразование последовательности символов в токены</text:span></text:p>
            <text:p xml:id="id7" text:id="id7" text:style-name="P22"><text:span text:style-name="T14"><text:tab/></text:span><text:span text:style-name="T14">1.2 Парсер — синтаксический анализ токенов</text:span></text:p>
            <text:p xml:id="id8" text:id="id8" text:style-name="P22"><text:span text:style-name="T14"><text:tab/></text:span><text:span text:style-name="T14">1.3 Интерпретатор</text:span></text:p>
          </draw:text-box>
        </draw:frame>
        <draw:frame draw:style-name="gr12" draw:text-style-name="P25" draw:layer="layout" svg:width="14cm" svg:height="2.015cm" svg:x="0.5cm" svg:y="11.985cm">
          <draw:text-box>
            <text:p xml:id="id16" text:id="id16" text:style-name="P23"><text:span text:style-name="T15">struct</text:span><text:span text:style-name="T16"> </text:span><text:span text:style-name="T17">Interpreter</text:span><text:span text:style-name="T16"> {</text:span></text:p>
            <text:p xml:id="id17" text:id="id17" text:style-name="P24"><text:span text:style-name="T18"><text:tab/></text:span><text:span text:style-name="T19">double</text:span><text:span text:style-name="T18"> </text:span><text:span text:style-name="T20">evaluate</text:span><text:span text:style-name="T18">(AstNodePtr</text:span><text:span text:style-name="T16"> expr);</text:span></text:p>
            <text:p xml:id="id18" text:id="id18" text:style-name="P24"><text:span text:style-name="T8">}; </text:span><text:span text:style-name="T10">// 100 LoC</text:span></text:p>
          </draw:text-box>
        </draw:frame>
        <draw:frame draw:style-name="gr13" draw:text-style-name="P27" draw:layer="layout" svg:width="14.5cm" svg:height="3.569cm" svg:x="10cm" svg:y="7.5cm">
          <draw:text-box>
            <text:p xml:id="id19" text:id="id19" text:style-name="P26"><text:span text:style-name="T7">class</text:span><text:span text:style-name="T8"> </text:span><text:span text:style-name="T9">Calculator</text:span><text:span text:style-name="T8"> {</text:span></text:p>
            <text:p xml:id="id20" text:id="id20" text:style-name="P26"><text:span text:style-name="T8"><text:tab/></text:span><text:span text:style-name="T8">Lexer lexer;</text:span></text:p>
            <text:p xml:id="id21" text:id="id21" text:style-name="P26"><text:span text:style-name="T8"><text:tab/></text:span><text:span text:style-name="T8">Parser parser;</text:span></text:p>
            <text:p xml:id="id22" text:id="id22" text:style-name="P26"><text:span text:style-name="T8"><text:tab/></text:span><text:span text:style-name="T8">Interpreter interpreter;</text:span></text:p>
            <text:p xml:id="id23" text:id="id23" text:style-name="P26"><text:span text:style-name="T7">public</text:span><text:span text:style-name="T11">:</text:span></text:p>
            <text:p xml:id="id24" text:id="id24" text:style-name="P26"><text:span text:style-name="T8"><text:tab/></text:span><text:span text:style-name="T12">void</text:span><text:span text:style-name="T8"> </text:span><text:span text:style-name="T9">evaluate</text:span><text:span text:style-name="T8">(std</text:span><text:span text:style-name="T11">::</text:span><text:span text:style-name="T8">string expression); </text:span><text:span text:style-name="T10">// 3 строки кода</text:span></text:p>
            <text:p xml:id="id25" text:id="id25" text:style-name="P26"><text:span text:style-name="T8">}</text:span> </text:p>
          </draw:text-box>
        </draw:frame>
        <draw:line draw:style-name="gr14" draw:text-style-name="P28" draw:layer="layout" svg:x1="25.4cm" svg:y1="7.5cm" svg:x2="9.5cm" svg:y2="7.5cm">
          <text:p/>
        </draw:line>
        <draw:line draw:style-name="gr14" draw:text-style-name="P28" draw:layer="layout" svg:x1="9.5cm" svg:y1="7.5cm" svg:x2="9.5cm" svg:y2="11cm">
          <text:p/>
        </draw:line>
        <draw:line draw:style-name="gr14" draw:text-style-name="P28" draw:layer="layout" svg:x1="9.5cm" svg:y1="11cm" svg:x2="25.4cm" svg:y2="11cm">
          <text:p/>
        </draw:line>
        <draw:frame draw:style-name="gr15" draw:text-style-name="P30" draw:layer="layout" svg:width="9cm" svg:height="2.659cm" svg:x="0.5cm" svg:y="5.841cm">
          <draw:text-box>
            <text:p xml:id="id9" text:id="id9" text:style-name="P29"><text:span text:style-name="T15">struct</text:span><text:span text:style-name="T16"> </text:span><text:span text:style-name="T17">Lexer</text:span><text:span text:style-name="T16"> {</text:span></text:p>
            <text:p xml:id="id10" text:id="id10" text:style-name="P29"><text:span text:style-name="T16"><text:tab/></text:span><text:span text:style-name="T16">Tokens </text:span><text:span text:style-name="T17">analyze</text:span><text:span text:style-name="T16">(std</text:span><text:span text:style-name="T21">::</text:span><text:span text:style-name="T16">string expression);</text:span></text:p>
            <text:p xml:id="id11" text:id="id11" text:style-name="P29"><text:span text:style-name="T16">}; </text:span><text:span text:style-name="T22">// 100 LoC</text:span></text:p>
          </draw:text-box>
        </draw:frame>
        <draw:frame draw:style-name="gr5" draw:text-style-name="P10" draw:layer="layout" svg:width="11.5cm" svg:height="2.603cm" svg:x="0.5cm" svg:y="8.897cm">
          <draw:text-box>
            <text:p xml:id="id12" text:id="id12" text:style-name="P29"><text:span text:style-name="T15">struct</text:span><text:span text:style-name="T16"> </text:span><text:span text:style-name="T17">Parser</text:span><text:span text:style-name="T16"> {</text:span></text:p>
            <text:p xml:id="id13" text:id="id13" text:style-name="P29"><text:span text:style-name="T18"><text:tab/></text:span><text:span text:style-name="T16">AstNodePtr </text:span><text:span text:style-name="T17">parse</text:span><text:span text:style-name="T16">(</text:span></text:p>
            <text:p xml:id="id14" text:id="id14" text:style-name="P29"><text:span text:style-name="T16">Tokens&amp; tokens);</text:span></text:p>
            <text:p xml:id="id15" text:id="id15" text:style-name="P29"><text:span text:style-name="T16">}; </text:span><text:span text:style-name="T22">// 100 Lo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6.931cm" svg:height="9.524cm" svg:x="1.059cm" svg:y="1.93cm" draw:page-number="12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25.4cm" svg:height="2.486cm" svg:x="0cm" svg:y="0.014cm" presentation:class="title" presentation:user-transformed="true">
          <draw:text-box>
            <text:p text:style-name="P6">Пример</text:p>
          </draw:text-box>
        </draw:frame>
        <draw:frame draw:style-name="gr11" draw:text-style-name="P19" draw:layer="layout" svg:width="17cm" svg:height="3.01cm" svg:x="0.5cm" svg:y="3cm">
          <draw:text-box>
            <text:p xml:id="id26" text:id="id26" text:style-name="P18"><text:span text:style-name="T13">1. Калькулятор</text:span></text:p>
            <text:p xml:id="id27" text:id="id27" text:style-name="P22"><text:span text:style-name="T14"><text:tab/></text:span><text:span text:style-name="T14">1.1 Лексер — преобразование последовательности символов в токены</text:span></text:p>
            <text:p xml:id="id28" text:id="id28" text:style-name="P22"><text:span text:style-name="T23"><text:tab/></text:span><text:span text:style-name="T23"><text:tab/></text:span><text:span text:style-name="T23">1.1.1 Числовые литералы</text:span></text:p>
            <text:p xml:id="id29" text:id="id29" text:style-name="P22"><text:span text:style-name="T23"><text:tab/></text:span><text:span text:style-name="T23"><text:tab/></text:span><text:span text:style-name="T23">1.2.1 Символы арифметических операций</text:span></text:p>
            <text:p xml:id="id30" text:id="id30" text:style-name="P22"><text:span text:style-name="T23"><text:tab/></text:span><text:span text:style-name="T23"><text:tab/></text:span><text:span text:style-name="T23">1.2.2 Прочие символы</text:span></text:p>
          </draw:text-box>
        </draw:frame>
        <draw:frame draw:style-name="gr16" draw:text-style-name="P9" draw:layer="layout" svg:width="23.5cm" svg:height="6cm" svg:x="0.5cm" svg:y="7.5cm">
          <draw:text-box>
            <text:p xml:id="id31" text:id="id31" text:style-name="P8"><text:span text:style-name="T7">struct</text:span><text:span text:style-name="T8"> </text:span><text:span text:style-name="T9">Lexer</text:span><text:span text:style-name="T8"> {</text:span></text:p>
            <text:p xml:id="id32" text:id="id32" text:style-name="P8"><text:span text:style-name="T24"><text:tab/></text:span><text:span text:style-name="T8">Tokens </text:span><text:span text:style-name="T9">analyze</text:span><text:span text:style-name="T8">(std</text:span><text:span text:style-name="T11">::</text:span><text:span text:style-name="T8">string expression); </text:span><text:span text:style-name="T10">// 25 LoC</text:span></text:p>
            <text:p text:style-name="P8"><text:span text:style-name="T8"/></text:p>
            <text:p xml:id="id33" text:id="id33" text:style-name="P31"><text:span text:style-name="T24"><text:tab/></text:span><text:span text:style-name="T24">Token </text:span><text:span text:style-name="T25">analyzeLiteral</text:span><text:span text:style-name="T24">(); </text:span><text:span text:style-name="T10">// 25 LoC</text:span></text:p>
            <text:p xml:id="id34" text:id="id34" text:style-name="P31"><text:span text:style-name="T24"><text:tab/></text:span><text:span text:style-name="T24">Token </text:span><text:span text:style-name="T25">analyzeOperation</text:span><text:span text:style-name="T24">(); </text:span><text:span text:style-name="T10">// 25 LoC</text:span></text:p>
            <text:p xml:id="id35" text:id="id35" text:style-name="P31"><text:span text:style-name="T24"><text:tab/></text:span><text:span text:style-name="T24">Token </text:span><text:span text:style-name="T25">analyzeOtherSymbol</text:span><text:span text:style-name="T24">(); </text:span><text:span text:style-name="T10">// 25 LoC</text:span></text:p>
            <text:p xml:id="id36" text:id="id36" text:style-name="P8"><text:span text:style-name="T8">};</text:span></text:p>
            <text:p text:style-name="P8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6.931cm" svg:height="9.524cm" svg:x="1.059cm" svg:y="1.93cm" draw:page-number="13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25.4cm" svg:height="2.486cm" svg:x="0cm" svg:y="0.014cm" presentation:class="title" presentation:user-transformed="true">
          <draw:text-box>
            <text:p text:style-name="P6">Пример</text:p>
          </draw:text-box>
        </draw:frame>
        <draw:frame draw:style-name="gr11" draw:text-style-name="P27" draw:layer="layout" svg:width="17cm" svg:height="4.991cm" svg:x="0.5cm" svg:y="3cm">
          <draw:text-box>
            <text:p xml:id="id37" text:id="id37" text:style-name="P26"><text:span text:style-name="T26">1. Калькулятор</text:span></text:p>
            <text:p xml:id="id38" text:id="id38" text:style-name="P32"><text:tab/>1.2 Парсер — синтаксический анализ токенов</text:p>
            <text:p xml:id="id39" text:id="id39" text:style-name="P32"><text:span text:style-name="T26"><text:tab/></text:span><text:span text:style-name="T26"><text:tab/></text:span><text:span text:style-name="T26">1.2.1 Разбор унарных операций</text:span></text:p>
            <text:p xml:id="id40" text:id="id40" text:style-name="P32"><text:span text:style-name="T26"><text:tab/></text:span><text:span text:style-name="T26"><text:tab/></text:span><text:span text:style-name="T26"><text:tab/></text:span><text:span text:style-name="T26">1.2.1.1 Унарный минус</text:span></text:p>
            <text:p xml:id="id41" text:id="id41" text:style-name="P32"><text:span text:style-name="T26"><text:tab/></text:span><text:span text:style-name="T26"><text:tab/></text:span><text:span text:style-name="T26">1.2.2 Разбор бинарных операций</text:span></text:p>
            <text:p xml:id="id42" text:id="id42" text:style-name="P32"><text:span text:style-name="T26"><text:tab/></text:span><text:span text:style-name="T26"><text:tab/></text:span><text:span text:style-name="T26"><text:tab/></text:span><text:span text:style-name="T26">1.2.2.1 Сложение</text:span></text:p>
            <text:p xml:id="id43" text:id="id43" text:style-name="P32"><text:span text:style-name="T26"><text:tab/></text:span><text:span text:style-name="T26"><text:tab/></text:span><text:span text:style-name="T26"><text:tab/></text:span><text:span text:style-name="T26">1.2.2.2 Вычитание</text:span></text:p>
            <text:p xml:id="id44" text:id="id44" text:style-name="P32"><text:span text:style-name="T26"><text:tab/></text:span><text:span text:style-name="T26"><text:tab/></text:span><text:span text:style-name="T26"><text:tab/></text:span><text:span text:style-name="T26">1.2.2.3 Умножение</text:span></text:p>
            <text:p xml:id="id45" text:id="id45" text:style-name="P32"><text:span text:style-name="T26"><text:tab/></text:span><text:span text:style-name="T26"><text:tab/></text:span><text:span text:style-name="T26"><text:tab/></text:span><text:span text:style-name="T26">1.2.2.4 Деление</text:span></text:p>
            <text:p xml:id="id46" text:id="id46" text:style-name="P32"><text:span text:style-name="T26"><text:tab/></text:span><text:span text:style-name="T26"><text:tab/></text:span><text:span text:style-name="T26">1.2.3 Разбор вызова функции</text:span></text:p>
          </draw:text-box>
        </draw:frame>
        <draw:frame draw:style-name="gr17" draw:text-style-name="P33" draw:layer="layout" svg:width="23.5cm" svg:height="5.939cm" svg:x="0.5cm" svg:y="8.113cm">
          <draw:text-box>
            <text:p xml:id="id47" text:id="id47" text:style-name="P32"><text:span text:style-name="T7">struct</text:span><text:span text:style-name="T8"> </text:span><text:span text:style-name="T9">Parser</text:span><text:span text:style-name="T8"> {</text:span></text:p>
            <text:p xml:id="id48" text:id="id48" text:style-name="P32"><text:span text:style-name="T8"><text:tab/></text:span><text:span text:style-name="T8">AstNodePtr </text:span><text:span text:style-name="T9">parse</text:span><text:span text:style-name="T8">(Tokens</text:span><text:span text:style-name="T11">&amp;</text:span><text:span text:style-name="T8">); </text:span><text:span text:style-name="T10">// 12 LoC</text:span></text:p>
            <text:p text:style-name="P32"><text:span text:style-name="T8"/></text:p>
            <text:p xml:id="id49" text:id="id49" text:style-name="P32"><text:span text:style-name="T24"><text:tab/></text:span><text:span text:style-name="T8">AstNodePtr </text:span><text:span text:style-name="T9">parseUnaryExpression</text:span><text:span text:style-name="T8">(Tokens</text:span><text:span text:style-name="T11">&amp;</text:span><text:span text:style-name="T8">); </text:span><text:span text:style-name="T10">// 12 LoC</text:span></text:p>
            <text:p xml:id="id50" text:id="id50" text:style-name="P32"><text:span text:style-name="T8"><text:tab/></text:span><text:span text:style-name="T8">AstNodePtr </text:span><text:span text:style-name="T9">parseUnaryMinus</text:span><text:span text:style-name="T8">(Tokens</text:span><text:span text:style-name="T11">&amp;</text:span><text:span text:style-name="T8">); </text:span><text:span text:style-name="T10">// 12 LoC</text:span></text:p>
            <text:p text:style-name="P32"><text:span text:style-name="T8"/></text:p>
            <text:p xml:id="id51" text:id="id51" text:style-name="P32"><text:span text:style-name="T8"><text:tab/></text:span><text:span text:style-name="T8">AstNodePtr </text:span><text:span text:style-name="T9">parseBinaryExpression</text:span><text:span text:style-name="T8">(Tokens</text:span><text:span text:style-name="T11">&amp;</text:span><text:span text:style-name="T8">); </text:span><text:span text:style-name="T10">// 12 LoC</text:span></text:p>
            <text:p xml:id="id52" text:id="id52" text:style-name="P32"><text:span text:style-name="T8"><text:tab/></text:span><text:span text:style-name="T8">AstNodePtr </text:span><text:span text:style-name="T9">parseAdd</text:span><text:span text:style-name="T8">(Tokens</text:span><text:span text:style-name="T11">&amp;</text:span><text:span text:style-name="T8">); </text:span><text:span text:style-name="T10">// 12 LoC</text:span></text:p>
            <text:p xml:id="id53" text:id="id53" text:style-name="P32"><text:span text:style-name="T8"><text:tab/></text:span><text:span text:style-name="T8">…</text:span></text:p>
            <text:p text:style-name="P32"><text:span text:style-name="T8"/></text:p>
            <text:p xml:id="id54" text:id="id54" text:style-name="P32"><text:span text:style-name="T8"><text:tab/></text:span><text:span text:style-name="T8">AstNodePtr </text:span><text:span text:style-name="T9">parseFunctionCall</text:span><text:span text:style-name="T8">(Tokens</text:span><text:span text:style-name="T11">&amp;</text:span><text:span text:style-name="T8">); </text:span><text:span text:style-name="T10">// 12 LoC</text:span></text:p>
            <text:p xml:id="id55" text:id="id55" text:style-name="P32"><text:span text:style-name="T8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6.931cm" svg:height="9.524cm" svg:x="1.059cm" svg:y="1.93cm" draw:page-number="14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25.4cm" svg:height="2.486cm" svg:x="0cm" svg:y="0.014cm" presentation:class="title" presentation:user-transformed="true">
          <draw:text-box>
            <text:p text:style-name="P6">Пример</text:p>
          </draw:text-box>
        </draw:frame>
        <draw:frame draw:style-name="gr11" draw:text-style-name="P27" draw:layer="layout" svg:width="17cm" svg:height="4.991cm" svg:x="0.5cm" svg:y="3cm">
          <draw:text-box>
            <text:p xml:id="id56" text:id="id56" text:style-name="P26"><text:span text:style-name="T26">1. Калькулятор</text:span></text:p>
            <text:p xml:id="id57" text:id="id57" text:style-name="P32"><text:tab/>1.3 Интерпретатор</text:p>
            <text:p xml:id="id58" text:id="id58" text:style-name="P32"><text:span text:style-name="T26"><text:tab/></text:span><text:span text:style-name="T26"><text:tab/></text:span><text:span text:style-name="T26">1.2.1 Вычисление унарных операций</text:span></text:p>
            <text:p xml:id="id59" text:id="id59" text:style-name="P32"><text:span text:style-name="T26"><text:tab/></text:span><text:span text:style-name="T26"><text:tab/></text:span><text:span text:style-name="T26"><text:tab/></text:span><text:span text:style-name="T26">1.2.1.1 Унарный минус</text:span></text:p>
            <text:p xml:id="id60" text:id="id60" text:style-name="P32"><text:span text:style-name="T27"><text:tab/></text:span><text:span text:style-name="T27"><text:tab/></text:span><text:span text:style-name="T27">1.2.1 </text:span><text:span text:style-name="T28">Вычисление бинарных операций</text:span></text:p>
            <text:p xml:id="id61" text:id="id61" text:style-name="P32"><text:span text:style-name="T26"><text:tab/></text:span><text:span text:style-name="T26"><text:tab/></text:span><text:span text:style-name="T26"><text:tab/></text:span><text:span text:style-name="T26">1.2.1.2 Сложение</text:span></text:p>
            <text:p xml:id="id62" text:id="id62" text:style-name="P32"><text:span text:style-name="T26"><text:tab/></text:span><text:span text:style-name="T26"><text:tab/></text:span><text:span text:style-name="T26"><text:tab/></text:span><text:span text:style-name="T26">1.2.1.2 Вычитание</text:span></text:p>
            <text:p xml:id="id63" text:id="id63" text:style-name="P32"><text:span text:style-name="T26"><text:tab/></text:span><text:span text:style-name="T26"><text:tab/></text:span><text:span text:style-name="T26"><text:tab/></text:span><text:span text:style-name="T26">1.2.1.2 Умножение</text:span></text:p>
            <text:p xml:id="id64" text:id="id64" text:style-name="P32"><text:span text:style-name="T26"><text:tab/></text:span><text:span text:style-name="T26"><text:tab/></text:span><text:span text:style-name="T26"><text:tab/></text:span><text:span text:style-name="T26">1.2.1.2 Деление</text:span></text:p>
            <text:p xml:id="id65" text:id="id65" text:style-name="P32"><text:span text:style-name="T27"><text:tab/></text:span><text:span text:style-name="T27"><text:tab/></text:span><text:span text:style-name="T27">1.2.1 </text:span><text:span text:style-name="T28">Вычисление вызова функции</text:span></text:p>
          </draw:text-box>
        </draw:frame>
        <draw:frame draw:style-name="gr18" draw:text-style-name="P33" draw:layer="layout" svg:width="23.5cm" svg:height="5.939cm" svg:x="0.5cm" svg:y="8.114cm">
          <draw:text-box>
            <text:p xml:id="id66" text:id="id66" text:style-name="P32"><text:span text:style-name="T7">struct</text:span><text:span text:style-name="T8"> </text:span><text:span text:style-name="T9">Parser</text:span><text:span text:style-name="T8"> {</text:span></text:p>
            <text:p xml:id="id67" text:id="id67" text:style-name="P32"><text:span text:style-name="T8"><text:tab/></text:span><text:span text:style-name="T12">double</text:span><text:span text:style-name="T8"> </text:span><text:span text:style-name="T9">evaluate</text:span><text:span text:style-name="T8">(AstNodePtr); </text:span><text:span text:style-name="T10">// 12 LoC</text:span></text:p>
            <text:p text:style-name="P32"><text:span text:style-name="T8"/></text:p>
            <text:p xml:id="id68" text:id="id68" text:style-name="P32"><text:span text:style-name="T29"><text:tab/></text:span><text:span text:style-name="T30">double</text:span><text:span text:style-name="T29"> </text:span><text:span text:style-name="T31">evaluateUnaryExpression</text:span><text:span text:style-name="T29">(</text:span><text:span text:style-name="T32">AstNodePtr); </text:span><text:span text:style-name="T33">// 12 LoC</text:span></text:p>
            <text:p xml:id="id69" text:id="id69" text:style-name="P32"><text:span text:style-name="T29"><text:tab/></text:span><text:span text:style-name="T30">double</text:span><text:span text:style-name="T29"> </text:span><text:span text:style-name="T31">evaluateUnaryMinus</text:span><text:span text:style-name="T29">(</text:span><text:span text:style-name="T32">AstNodePtr); </text:span><text:span text:style-name="T33">// 12 LoC</text:span></text:p>
            <text:p text:style-name="P32"><text:span text:style-name="T8"/></text:p>
            <text:p xml:id="id70" text:id="id70" text:style-name="P32"><text:span text:style-name="T29"><text:tab/></text:span><text:span text:style-name="T30">double</text:span><text:span text:style-name="T29"> </text:span><text:span text:style-name="T31">evaluateBinaryExpression</text:span><text:span text:style-name="T29">(</text:span><text:span text:style-name="T32">AstNodePtr); </text:span><text:span text:style-name="T33">// 12 LoC</text:span></text:p>
            <text:p xml:id="id71" text:id="id71" text:style-name="P32"><text:span text:style-name="T29"><text:tab/></text:span><text:span text:style-name="T30">double</text:span><text:span text:style-name="T29"> </text:span><text:span text:style-name="T31">evaluateAdd</text:span><text:span text:style-name="T29">(</text:span><text:span text:style-name="T32">AstNodePtr); </text:span><text:span text:style-name="T33">// 12 LoC</text:span></text:p>
            <text:p xml:id="id72" text:id="id72" text:style-name="P32"><text:span text:style-name="T8"><text:tab/></text:span><text:span text:style-name="T8">…</text:span></text:p>
            <text:p text:style-name="P32"><text:span text:style-name="T8"/></text:p>
            <text:p xml:id="id73" text:id="id73" text:style-name="P32"><text:span text:style-name="T29"><text:tab/></text:span><text:span text:style-name="T30">double</text:span><text:span text:style-name="T32"> </text:span><text:span text:style-name="T34">evaluateFunctionCall</text:span><text:span text:style-name="T32">(AstNodePtr); </text:span><text:span text:style-name="T33">// 12 LoC</text:span></text:p>
            <text:p xml:id="id74" text:id="id74" text:style-name="P32"><text:span text:style-name="T8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6.931cm" svg:height="9.524cm" svg:x="1.059cm" svg:y="1.93cm" draw:page-number="15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/>
    <style:font-face style:name="Segoe UI Light" svg:font-family="'Segoe UI Light'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 Light1" svg:font-family="'Segoe UI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sFillGradient_20_1" draw:display-name="msFillGradient 1" draw:style="linear" draw:start-color="#000000" draw:end-color="#ff8200" draw:start-intensity="100%" draw:end-intensity="100%" draw:angle="180deg" draw:border="75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00200000008F1B331FE7CACA50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gradient" draw:fill-gradient-name="msFillGradient_20_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bitmap" draw:fill-image-name="msFillBitmap_20_1" draw:fill-image-width="0.07cm" draw:fill-image-height="0.281cm" style:repeat="repeat" draw:fill-image-ref-point-x="0%" draw:fill-image-ref-point-y="0%" draw:fill-image-ref-point="top-left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solid" draw:fill-color="#ffffff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 draw:auto-grow-height="false" draw:fit-to-size="false" style:shrink-to-fit="tru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top="0.1cm" fo:margin-bottom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.1cm" fo:margin-bottom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.1cm" fo:margin-bottom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.1cm" fo:margin-bottom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.1cm" fo:margin-bottom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bitmap" draw:fill-image-name="msFillBitmap_20_1" draw:fill-image-width="0.07cm" draw:fill-image-height="0.281cm" style:repeat="repeat" draw:fill-image-ref-point-x="0%" draw:fill-image-ref-point-y="0%" draw:fill-image-ref-point="top-left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 loext:shadow-blur="0.106cm"/>
    </style:style>
    <style:style style:name="Mgr4" style:family="graphic" style:parent-style-name="standard">
      <style:graphic-properties draw:stroke="none" svg:stroke-width="0.141cm" draw:stroke-linejoin="miter" svg:stroke-linecap="butt" draw:fill="solid" draw:fill-color="#ff8200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 loext:shadow-blur="0.106cm"/>
    </style:style>
    <style:style style:name="Mgr5" style:family="graphic" style:parent-style-name="standard">
      <style:graphic-properties draw:stroke="none" svg:stroke-width="0.141cm" draw:stroke-linejoin="miter" svg:stroke-linecap="butt" draw:fill="solid" draw:fill-color="#da1f28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 loext:shadow-blur="0.106cm"/>
    </style:style>
    <style:style style:name="Mgr6" style:family="graphic" style:parent-style-name="standard">
      <style:graphic-properties draw:stroke="none" svg:stroke-width="0.141cm" draw:stroke-linejoin="miter" svg:stroke-linecap="butt" draw:fill="solid" draw:fill-color="#2da2b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 loext:shadow-blur="0.106cm"/>
    </style:style>
    <style:style style:name="Mgr7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Обычный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Обычный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loext:graphic-properties draw:fill="solid" draw:fill-color="#ff8200"/>
      <style:paragraph-properties fo:text-align="start"/>
      <style:text-properties fo:font-size="18pt"/>
    </style:style>
    <style:style style:name="MP7" style:family="paragraph">
      <loext:graphic-properties draw:fill="solid" draw:fill-color="#da1f28"/>
      <style:paragraph-properties fo:text-align="start"/>
      <style:text-properties fo:font-size="18pt"/>
    </style:style>
    <style:style style:name="MP8" style:family="paragraph">
      <loext:graphic-properties draw:fill="solid" draw:fill-color="#2da2bf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end" style:writing-mode="lr-tb"/>
      <style:text-properties fo:font-size="18p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Segoe UI Light" fo:font-size="10.5pt" fo:letter-spacing="normal" fo:language="en" fo:country="US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Rectangle 6" draw:style-name="Mgr3" draw:text-style-name="MP5" draw:layer="backgroundobjects" drawooo:display="none" svg:width="25.398cm" svg:height="0.665cm" svg:x="0cm" svg:y="2.0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25.398cm" svg:height="0.236cm" svg:x="0cm" svg:y="2.1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25.398cm" svg:height="1.846cm" svg:x="0cm" svg:y="12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7" draw:layer="backgroundobjects" svg:width="6.246cm" svg:height="1.484cm" svg:x="-0.025cm" svg:y="12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" draw:text-style-name="MP6" draw:layer="backgroundobjects" svg:width="18.845cm" svg:height="1.484cm" svg:x="6.553cm" svg:y="12.5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2">
      <draw:custom-shape draw:name="Rectangle 6" draw:style-name="Mgr3" draw:text-style-name="MP5" draw:layer="backgroundobjects" drawooo:display="none" svg:width="25.398cm" svg:height="0.665cm" svg:x="0cm" svg:y="2.0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25.398cm" svg:height="0.236cm" svg:x="0cm" svg:y="2.1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25.398cm" svg:height="2.379cm" svg:x="0cm" svg:y="3.1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3.596cm" svg:height="2.062cm" svg:x="0cm" svg:y="3.3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6" draw:text-style-name="MP8" draw:layer="backgroundobjects" svg:width="21.588cm" svg:height="2.062cm" svg:x="3.81cm" svg:y="3.3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Обычный-title" draw:layer="backgroundobjects" svg:width="22.859cm" svg:height="2.385cm" svg:x="1.27cm" svg:y="0.57cm" presentation:class="title" presentation:placeholder="true">
        <draw:text-box/>
      </draw:frame>
      <draw:frame presentation:style-name="Обычный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6.931cm" svg:height="9.524cm" svg:x="1.059cm" svg:y="1.93cm" presentation:class="page"/>
        <draw:frame presentation:style-name="Обычный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3">
      <draw:custom-shape draw:name="Rectangle 6" draw:style-name="Mgr3" draw:text-style-name="MP5" draw:layer="backgroundobjects" svg:width="25.398cm" svg:height="0.665cm" svg:x="0cm" svg:y="2.0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5.398cm" svg:height="0.236cm" svg:x="0cm" svg:y="2.1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" draw:style-name="Mgr7" draw:text-style-name="MP10" draw:layer="backgroundobjects" svg:width="1.589cm" svg:height="0.74cm" svg:x="23.809cm" svg:y="13.546cm">
        <text:p text:style-name="MP9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Обычный_20_1-title" draw:layer="backgroundobjects" svg:width="22.859cm" svg:height="2.385cm" svg:x="1.27cm" svg:y="0.57cm" presentation:class="title" presentation:placeholder="true">
        <draw:text-box/>
      </draw:frame>
      <draw:frame presentation:style-name="Обычный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_20_1-title" draw:layer="backgroundobjects" svg:width="16.931cm" svg:height="9.524cm" svg:x="1.059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3">
      <draw:custom-shape draw:name="Rectangle 6" draw:style-name="Mgr3" draw:text-style-name="MP5" draw:layer="backgroundobjects" drawooo:display="none" svg:width="25.398cm" svg:height="0.665cm" svg:x="0cm" svg:y="2.0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25.398cm" svg:height="0.236cm" svg:x="0cm" svg:y="2.1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Обычный_20_2-title" draw:layer="backgroundobjects" svg:width="22.859cm" svg:height="2.385cm" svg:x="1.27cm" svg:y="0.57cm" presentation:class="title" presentation:placeholder="true">
        <draw:text-box/>
      </draw:frame>
      <draw:frame presentation:style-name="Обычный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_20_2-title" draw:layer="backgroundobjects" svg:width="16.931cm" svg:height="9.524cm" svg:x="1.059cm" svg:y="1.93cm" presentation:class="page"/>
        <draw:frame presentation:style-name="Обычный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6T16:54:58.036000000</meta:creation-date>
    <dc:language>ru-RU</dc:language>
    <meta:editing-cycles>136</meta:editing-cycles>
    <meta:editing-duration>PT3H18M42S</meta:editing-duration>
    <meta:generator>LibreOffice/7.1.3.2$Windows_X86_64 LibreOffice_project/47f78053abe362b9384784d31a6e56f8511eb1c1</meta:generator>
    <dc:title>CppCon</dc:title>
    <dc:date>2021-11-06T20:50:55.659000000</dc:date>
    <meta:document-statistic meta:object-count="132"/>
    <meta:user-defined meta:name="AppVersion">15.0000</meta:user-defined>
    <meta:user-defined meta:name="HiddenSlides" meta:value-type="float">1</meta:user-defined>
    <meta:user-defined meta:name="Notes" meta:value-type="float">77</meta:user-defined>
    <meta:user-defined meta:name="PresentationFormat">On-screen Show (16:9)</meta:user-defined>
    <meta:user-defined meta:name="Slides" meta:value-type="float">86</meta:user-defined>
    <meta:user-defined meta:name="_TemplateID" meta:value-type="string">TC101769309990</meta:user-defined>
  </office:meta>
</office:document-meta>
</file>